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DRAZA RIVERA NORIA FIOREL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98313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7198313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A MERCED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/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DEBE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DRAZA RIVERA NORIA FIOREL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98313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654666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5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94315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500</text:p>
            <text:p text:style-name="P6"/>
          </table:table-cell>
        </table:table-row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3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11/2021</text:p>
          </table:table-cell>
          <table:table-cell table:style-name="Tabla2.A3" office:value-type="string">
            <text:p text:style-name="P22">5874781</text:p>
          </table:table-cell>
          <table:table-cell table:style-name="Tabla2.D3" office:value-type="string">
            <text:p text:style-name="P23">7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2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3T22:51:33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